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c07a3"/>
    </style:style>
    <style:style style:name="P2" style:family="paragraph" style:parent-style-name="Standard">
      <style:paragraph-properties fo:line-height="200%" fo:text-align="center" style:justify-single-word="false"/>
      <style:text-properties officeooo:paragraph-rsid="000c07a3"/>
    </style:style>
    <style:style style:name="P3" style:family="paragraph" style:parent-style-name="Standard">
      <style:paragraph-properties fo:line-height="200%" fo:text-align="start" style:justify-single-word="false"/>
      <style:text-properties officeooo:paragraph-rsid="000c07a3"/>
    </style:style>
    <style:style style:name="T1" style:family="text">
      <style:text-properties officeooo:rsid="000c07a3"/>
    </style:style>
    <style:style style:name="T2" style:family="text">
      <style:text-properties officeooo:rsid="000d0e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nathan Danna</text:span></text:p>
      <text:p text:style-name="P1"><text:span text:style-name="T1"/></text:p>
      <text:p text:style-name="P1"><text:span text:style-name="T1">COSC470</text:span></text:p>
      <text:p text:style-name="P1"><text:span text:style-name="T1"/></text:p>
      <text:p text:style-name="P2"><text:span text:style-name="T1">“Ghost Game” (working title) Design Document</text:span></text:p>
      <text:p text:style-name="P2"><text:span text:style-name="T1"/></text:p>
      <text:p text:style-name="P3"><text:span text:style-name="T1"><text:tab/>Ghost game is a a distance-runner action game, with the end goal being to travel as far as you are able. <text:s/>The target platforms for this game are any web-capable devices with modern browsers or the ability to package an html5 / javascript file into a compatible application. <text:s/>The game is targeted for the casual side of gamers – it's meant to be picked up and played for short amounts of time, but keep players coming back to try and beat their best score.</text:span></text:p>
      <text:p text:style-name="P3"><text:span text:style-name="T1"/></text:p>
      <text:p text:style-name="P3"><text:span text:style-name="T1"><text:tab/>The general idea of the game is this: the start screen shows a person standing in a basement with a glowing pipe above him (maybe with “Start” written on the side of the pipe). <text:s/>Clicking the pipe makes it fall and knock the person out, and a ghost floats out of them. <text:s/>The ghost that floats out is your player. <text:s/></text:span><text:span text:style-name="T2">Your goal is to “ascend” to the next plane of existence by flying up through the apartment building you're in, going through holes in the floor and dodging furniture, all the while gathering powerups called “ghost goo” which stops the player from colliding with the floor and furniture for a limited time. <text:s/>Your progress through the building is logged through your score. <text:s/>If you collide with the floor or get trapped by furniture and it pushes you off the bottom of the screen, the round is over and you are taken to the score board.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4-03-04T18:08:47</meta:creation-date>
    <dc:date>2014-03-04T18:33:29</dc:date>
    <dc:creator>Jonathan </dc:creator>
    <meta:editing-duration>PT9M31S</meta:editing-duration>
    <meta:editing-cycles>1</meta:editing-cycles>
    <meta:document-statistic meta:table-count="0" meta:image-count="0" meta:object-count="0" meta:page-count="1" meta:paragraph-count="5" meta:word-count="247" meta:character-count="1370" meta:non-whitespace-character-count="1116"/>
    <meta:generator>LibreOffice/4.0.4.2$Linux_X86_64 LibreOffice_project/400m0$Build-2</meta:generator>
  </office:meta>
</office:document-meta>
</file>